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d9e" officeooo:paragraph-rsid="00111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2:07:58.488595158</meta:creation-date>
    <dc:date>2020-07-20T12:08:14.125312154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6.4.4.2$Linux_X86_64 LibreOffice_project/40$Build-2</meta:generator>
  </office:meta>
</office:document-meta>
</file>